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margin-top="0in" fo:margin-bottom="0.139in" style:contextual-spacing="false" fo:line-height="115%"/>
      <style:text-properties style:font-name="Calibri" fo:font-size="14pt" fo:language="en" fo:country="none" style:font-size-asian="14pt" style:font-size-complex="14pt"/>
    </style:style>
    <style:style style:name="P3" style:family="paragraph" style:parent-style-name="Standard">
      <style:paragraph-properties fo:margin-top="0in" fo:margin-bottom="0.139in" style:contextual-spacing="false" fo:line-height="115%"/>
      <style:text-properties fo:font-size="14pt" style:font-size-asian="14pt" style:font-size-complex="14pt"/>
    </style:style>
    <style:style style:name="T1" style:family="text">
      <style:text-properties style:font-name="Calibri" fo:font-size="11pt" fo:language="en" fo:country="none" style:font-size-asian="11pt"/>
    </style:style>
    <style:style style:name="T2" style:family="text">
      <style:text-properties style:font-name="Calibri" fo:language="en" fo:country="none"/>
    </style:style>
    <style:style style:name="T3"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OOPs assignment-2 on Constructor, Destructor, Passing and Returning Objects.</text:span></text:p>
      <text:p text:style-name="P2"/>
      <text:p text:style-name="P3"><text:span text:style-name="T2">Q1) Create a class student. It should have three variables rollnum, marks1, marks2. It should have three functions, set(), get() , add(). Tasks : <text:s/></text:span></text:p>
      <text:p text:style-name="P3"><text:span text:style-name="T2">1) create two objects. </text:span></text:p>
      <text:p text:style-name="P3"><text:span text:style-name="T2"><text:s/>2) Assign values to variables of these objects. <text:s/></text:span></text:p>
      <text:p text:style-name="P3"><text:span text:style-name="T2">3) Print values of these variables </text:span></text:p>
      <text:p text:style-name="P3"><text:span text:style-name="T2">4) Add marks of these two objects. Upload complete running code with function definitions.</text:span></text:p>
      <text:p text:style-name="P2"/>
      <text:p text:style-name="P3"><text:span text:style-name="T2">Q2) In the above class add a Parameterized constructor and a destructor. Tasks :</text:span></text:p>
      <text:p text:style-name="P3"><text:span text:style-name="T2"><text:s/>1) create a local block in main. You can use this</text:span></text:p>
      <text:p text:style-name="P3"><text:span text:style-name="T2">if(1)</text:span></text:p>
      <text:p text:style-name="P3"><text:span text:style-name="T2">{</text:span></text:p>
      <text:p text:style-name="P3"><text:span text:style-name="T2"><text:tab/>//Inside a local block</text:span></text:p>
      <text:p text:style-name="P3"><text:span text:style-name="T2">}</text:span></text:p>
      <text:p text:style-name="P3"><text:span text:style-name="T2"><text:s/>2) create three objects. One before the local block, second inside the local block and third outside the local block </text:span></text:p>
      <text:p text:style-name="P3"><text:span text:style-name="T2">3) Assign values using constructor. You can't use set() function. </text:span></text:p>
      <text:p text:style-name="P3"><text:span text:style-name="T2">4) print values of variables of each object </text:span></text:p>
      <text:p text:style-name="P3"><text:span text:style-name="T2">5) Add values <text:s/>Output should be in following form: <text:s/></text:span></text:p>
      <text:p text:style-name="P3"><text:span text:style-name="T2">constructor called </text:span></text:p>
      <text:p text:style-name="P3"><text:span text:style-name="T2"><text:s/>1 </text:span></text:p>
      <text:p text:style-name="P3"><text:span text:style-name="T2">20 </text:span></text:p>
      <text:p text:style-name="P3"><text:soft-page-break/><text:span text:style-name="T2">30 <text:s text:c="4"/></text:span></text:p>
      <text:p text:style-name="P3"><text:span text:style-name="T2">50</text:span></text:p>
      <text:p text:style-name="P3"><text:span text:style-name="T2">consturctor called</text:span></text:p>
      <text:p text:style-name="P3"><text:span text:style-name="T2">2 </text:span></text:p>
      <text:p text:style-name="P3"><text:span text:style-name="T2">90</text:span></text:p>
      <text:p text:style-name="P3"><text:span text:style-name="T2">60</text:span></text:p>
      <text:p text:style-name="P3"><text:span text:style-name="T2">150</text:span></text:p>
      <text:p text:style-name="P3"><text:span text:style-name="T2">destructor called</text:span></text:p>
      <text:p text:style-name="P3"><text:span text:style-name="T2">constructor called</text:span></text:p>
      <text:p text:style-name="P3"><text:span text:style-name="T2">3</text:span></text:p>
      <text:p text:style-name="P3"><text:span text:style-name="T2">100</text:span></text:p>
      <text:p text:style-name="P3"><text:span text:style-name="T2">100</text:span></text:p>
      <text:p text:style-name="P3"><text:span text:style-name="T2">200</text:span></text:p>
      <text:p text:style-name="P3"><text:span text:style-name="T2">destructor called </text:span></text:p>
      <text:p text:style-name="P3"><text:span text:style-name="T2">destructor called</text:span></text:p>
      <text:p text:style-name="P2"/>
      <text:p text:style-name="P2"/>
      <text:p text:style-name="P2"/>
      <text:p text:style-name="P2"/>
      <text:p text:style-name="P3"><text:span text:style-name="T2">Q3) WAP to show the use of object passing. Use the student class from previous question. Create a function max that will take object as parameters. Task:</text:span></text:p>
      <text:p text:style-name="P3"><text:span text:style-name="T2">1) Create two objects. </text:span></text:p>
      <text:p text:style-name="P3"><text:span text:style-name="T2">2) Assign values.</text:span></text:p>
      <text:p text:style-name="P3"><text:soft-page-break/><text:span text:style-name="T2">3) Call a function to print the rollnum of student with more marks (sum of m1 and m2). This function should take only one object as parameter. <text:s/>For eg: obj1.max(obj2)</text:span></text:p>
      <text:p text:style-name="P3"><text:span text:style-name="T2">3)This function should not return any object.</text:span></text:p>
      <text:p text:style-name="P2"/>
      <text:p text:style-name="P2"/>
      <text:p text:style-name="P3"><text:span text:style-name="T2">Q4) WAP to show the use of returning objects. Use the student class from above as example. Create a function named copydetails() that will copy the rollnum, m1, m2 of one student to another. This function should take one object as parameter and should return an object. For eg. Obj1.copydetails(obj2) . This function should return an object which will contain sum of marks of obj1 and obj2. Finally assign that returning object details to obj2.</text:span></text:p>
      <text:p text:style-name="P3"><text:span text:style-name="T2">Task:</text:span></text:p>
      <text:p text:style-name="P3"><text:span text:style-name="T2">1) create two objects.</text:span></text:p>
      <text:p text:style-name="P3"><text:span text:style-name="T2">2) assign values to obj1 and obj2.</text:span></text:p>
      <text:p text:style-name="P3"><text:span text:style-name="T2">3) Call copydetails using obj1 and pass obj2 as parameter.</text:span></text:p>
      <text:p text:style-name="P3"><text:span text:style-name="T2">4) Copydetails will add marks of obj1 and obj2 and return an object.</text:span></text:p>
      <text:p text:style-name="P3"><text:span text:style-name="T2">5) The values of returned object should be copied to obj2.</text:span></text:p>
      <text:p text:style-name="P3"><text:span text:style-name="T2">6) print new values of obj2.</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9T13:39:03.723000000</meta:creation-date>
    <dc:date>2021-10-09T13:42:27.017000000</dc:date>
    <meta:editing-duration>PT3M25S</meta:editing-duration>
    <meta:editing-cycles>1</meta:editing-cycles>
    <meta:document-statistic meta:table-count="0" meta:image-count="0" meta:object-count="0" meta:page-count="3" meta:paragraph-count="47" meta:word-count="366" meta:character-count="2123" meta:non-whitespace-character-count="1775"/>
    <meta:generator>LibreOffice/7.0.4.2$Windows_X86_64 LibreOffice_project/dcf040e67528d9187c66b2379df5ea4407429775</meta:generator>
  </office:meta>
</office:document-meta>
</file>